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0000001A4B3BAD095A10BFF4F.png" manifest:media-type="image/png"/>
  <manifest:file-entry manifest:full-path="Pictures/1000000000000230000001A4D11B88CF473E26BB.png" manifest:media-type="image/png"/>
  <manifest:file-entry manifest:full-path="Pictures/1000000000000230000001A4DB287461460A41C8.png" manifest:media-type="image/png"/>
  <manifest:file-entry manifest:full-path="Pictures/1000000000000230000001A49EE1CE4E3629B1C2.png" manifest:media-type="image/png"/>
  <manifest:file-entry manifest:full-path="Pictures/1000000000000230000001A4A7805077086499C1.png" manifest:media-type="image/png"/>
  <manifest:file-entry manifest:full-path="Pictures/1000000000000230000001A4CD1753052222B9A2.png" manifest:media-type="image/png"/>
  <manifest:file-entry manifest:full-path="Pictures/1000000000000230000001A492A4D638952219ED.png" manifest:media-type="image/png"/>
  <manifest:file-entry manifest:full-path="Pictures/1000000000000230000001A42C562C4B691357E4.png" manifest:media-type="image/png"/>
  <manifest:file-entry manifest:full-path="Pictures/1000000000000230000001A4BF31F19AED65E5D7.png" manifest:media-type="image/png"/>
  <manifest:file-entry manifest:full-path="Pictures/1000000000000230000001A48B88F995002FFB48.png" manifest:media-type="image/png"/>
  <manifest:file-entry manifest:full-path="Pictures/1000000000000230000001A4F06FFCC14FC5C1EF.png" manifest:media-type="image/png"/>
  <manifest:file-entry manifest:full-path="Pictures/1000000000000230000001A43D9DD32F07E5EE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69cm" svg:y="-0.609cm" svg:width="12cm" svg:height="8.999cm" draw:z-index="0"><draw:image xlink:href="Pictures/1000000000000230000001A4D11B88CF473E26BB.png" xlink:type="simple" xlink:show="embed" xlink:actuate="onLoad"/></draw:frame><draw:frame draw:style-name="fr1" draw:name="Image2" text:anchor-type="paragraph" svg:x="14.471cm" svg:y="-0.661cm" svg:width="12cm" svg:height="8.999cm" draw:z-index="1"><draw:image xlink:href="Pictures/1000000000000230000001A49EE1CE4E3629B1C2.png" xlink:type="simple" xlink:show="embed" xlink:actuate="onLoad"/></draw:frame><draw:frame draw:style-name="fr1" draw:name="Image3" text:anchor-type="paragraph" svg:x="6.772cm" svg:y="9.287cm" svg:width="12cm" svg:height="8.999cm" draw:z-index="2"><draw:image xlink:href="Pictures/1000000000000230000001A4A7805077086499C1.png" xlink:type="simple" xlink:show="embed" xlink:actuate="onLoad"/></draw:frame></text:p>
      <text:p text:style-name="P1"><draw:frame draw:style-name="fr1" draw:name="Image4" text:anchor-type="paragraph" svg:x="14.259cm" svg:y="-0.609cm" svg:width="12cm" svg:height="8.999cm" draw:z-index="3"><draw:image xlink:href="Pictures/1000000000000230000001A4DB287461460A41C8.png" xlink:type="simple" xlink:show="embed" xlink:actuate="onLoad"/></draw:frame><draw:frame draw:style-name="fr1" draw:name="Image5" text:anchor-type="paragraph" svg:x="7.459cm" svg:y="9.922cm" svg:width="12cm" svg:height="8.999cm" draw:z-index="4"><draw:image xlink:href="Pictures/1000000000000230000001A492A4D638952219ED.png" xlink:type="simple" xlink:show="embed" xlink:actuate="onLoad"/></draw:frame><draw:frame draw:style-name="fr1" draw:name="Image6" text:anchor-type="paragraph" svg:x="-0.543cm" svg:y="-0.582cm" svg:width="12cm" svg:height="8.999cm" draw:z-index="5"><draw:image xlink:href="Pictures/1000000000000230000001A42C562C4B691357E4.png" xlink:type="simple" xlink:show="embed" xlink:actuate="onLoad"/></draw:frame></text:p>
      <text:p text:style-name="P1"><draw:frame draw:style-name="fr1" draw:name="Image7" text:anchor-type="paragraph" svg:x="-0.743cm" svg:y="-0.582cm" svg:width="12cm" svg:height="8.999cm" draw:z-index="6"><draw:image xlink:href="Pictures/1000000000000230000001A4CD1753052222B9A2.png" xlink:type="simple" xlink:show="embed" xlink:actuate="onLoad"/></draw:frame><draw:frame draw:style-name="fr1" draw:name="Image8" text:anchor-type="paragraph" svg:x="14.868cm" svg:y="-0.741cm" svg:width="12cm" svg:height="8.999cm" draw:z-index="7"><draw:image xlink:href="Pictures/1000000000000230000001A4B3BAD095A10BFF4F.png" xlink:type="simple" xlink:show="embed" xlink:actuate="onLoad"/></draw:frame><draw:frame draw:style-name="fr1" draw:name="Image9" text:anchor-type="paragraph" svg:x="7.407cm" svg:y="9.737cm" svg:width="12cm" svg:height="8.999cm" draw:z-index="8"><draw:image xlink:href="Pictures/1000000000000230000001A4BF31F19AED65E5D7.png" xlink:type="simple" xlink:show="embed" xlink:actuate="onLoad"/></draw:frame></text:p>
      <text:p text:style-name="P1"><draw:frame draw:style-name="fr1" draw:name="Image10" text:anchor-type="paragraph" svg:x="-0.716cm" svg:y="-0.82cm" svg:width="12cm" svg:height="8.999cm" draw:z-index="9"><draw:image xlink:href="Pictures/1000000000000230000001A48B88F995002FFB48.png" xlink:type="simple" xlink:show="embed" xlink:actuate="onLoad"/></draw:frame><draw:frame draw:style-name="fr1" draw:name="Image11" text:anchor-type="paragraph" svg:x="14.55cm" svg:y="-0.873cm" svg:width="12cm" svg:height="8.999cm" draw:z-index="10"><draw:image xlink:href="Pictures/1000000000000230000001A4F06FFCC14FC5C1EF.png" xlink:type="simple" xlink:show="embed" xlink:actuate="onLoad"/></draw:frame><draw:frame draw:style-name="fr1" draw:name="Image12" text:anchor-type="paragraph" svg:x="7.195cm" svg:y="9.472cm" svg:width="12cm" svg:height="8.999cm" draw:z-index="11"><draw:image xlink:href="Pictures/1000000000000230000001A43D9DD32F07E5EE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5:55:31.499000000</meta:creation-date>
    <dc:date>2017-12-28T16:06:20.751000000</dc:date>
    <meta:editing-duration>PT6S</meta:editing-duration>
    <meta:editing-cycles>1</meta:editing-cycles>
    <meta:document-statistic meta:table-count="0" meta:image-count="12" meta:object-count="0" meta:page-count="4" meta:paragraph-count="0" meta:word-count="0" meta:character-count="0" meta:non-whitespace-character-count="0"/>
    <meta:generator>LibreOffice/5.3.0.3$Windows_x86 LibreOffice_project/7074905676c47b82bbcfbea1aeefc84afe1c50e1</meta:generator>
  </office:meta>
</office:document-meta>
</file>